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4116" officeooo:paragraph-rsid="00134116"/>
    </style:style>
    <style:style style:name="P2" style:family="paragraph" style:parent-style-name="Standard">
      <style:text-properties officeooo:rsid="0013ff24" officeooo:paragraph-rsid="0013ff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de social para donos de pets</text:p>
      <text:p text:style-name="P1">Escopo Texto Livre:</text:p>
      <text:p text:style-name="P1">O sistema deve gerenciar todos os processos de uma rede social, especificada e voltado para donos de animais de estimação. O acesso deve ser feito pelo website, onde os usuários podem criar suas contas e acessar seu login, podendo alterar seus dados e senha após o cadastro. O sistema deve ter gerenciamento de perfis dos usuários, publicações de fotos simulando ações básicas e padrões de curtidas, comentários, gestão de publicações do próprio perfil, redes de relacionamento de amigos e envio de mensagem privada entre usuários. O Sistema deve conectar-se com outros sistemas de segurança web para privacidade dos dados. O Sistema deve permitir que os usuários acessem os perfis de outros usuários, pesquisem publicações ou tags de assuntos ou animais de seu interesse.</text:p>
      <text:p text:style-name="P1"/>
      <text:p text:style-name="P1">Visao de Produto:</text:p>
      <text:p text:style-name="P1">Titulo do Projeto</text:p>
      <text:p text:style-name="P1">- Rede social para donos de pets</text:p>
      <text:p text:style-name="P1"/>
      <text:p text:style-name="P1">Descricao do projeto:</text:p>
      <text:p text:style-name="P1">- O sistema consiste em uma rede social voltada para donos de animais de estimação, onde o foco principal são a interação entre diferentes donos de diferentes tipos de pets. Será um site web, onde será permitido criar uma conta, fazer publicações de texto ou fotos/vídeos, interagir na publicação de outros usários como curtir, comentar e compartilhar, criar conexões dentro da plataforma e também mandar mensagens privadas entre usuários</text:p>
      <text:p text:style-name="P1"/>
      <text:p text:style-name="P1">No Escopo:</text:p>
      <text:p text:style-name="P1">- Cadastro de usuários da rede social</text:p>
      <text:p text:style-name="P1">- Permitir edição das informações do usuário/perfil</text:p>
      <text:p text:style-name="P1">- Permitir que cada usuário possa criar postagens de texto, foto ou vídeo de forma pública</text:p>
      <text:p text:style-name="P1">- Permitir que outros usuários possam ver e interagir com as publicações de outros usuários</text:p>
      <text:p text:style-name="P1">- Permitir conexões de relacionamentos entre usuários</text:p>
      <text:p text:style-name="P2">- Permitir que o usuário acesse suas informações e veja um relatório de interações que realizou dentro da plataforma, como número de relacionamentos, curtidas e comentários em outras publicações.</text:p>
      <text:p text:style-name="P2"/>
      <text:p text:style-name="P2">Fora do Escopo: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2T15:07:33.035905900</meta:creation-date>
    <dc:date>2025-05-22T15:48:35.044004700</dc:date>
    <meta:editing-duration>PT15M21S</meta:editing-duration>
    <meta:editing-cycles>1</meta:editing-cycles>
    <meta:document-statistic meta:table-count="0" meta:image-count="0" meta:object-count="0" meta:page-count="1" meta:paragraph-count="16" meta:word-count="303" meta:character-count="1888" meta:non-whitespace-character-count="1601"/>
    <meta:generator>LibreOffice/25.2.3.2$Windows_X86_64 LibreOffice_project/bbb074479178df812d175f709636b368952c2ce3</meta:generator>
  </office:meta>
</office:document-meta>
</file>